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/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16c" officeooo:paragraph-rsid="0002416c"/>
    </style:style>
    <style:style style:name="P2" style:family="paragraph" style:parent-style-name="Standard">
      <style:text-properties officeooo:rsid="00039837" officeooo:paragraph-rsid="00039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y construyendo una cli con go para luego distribuirla a traves de mi cuenta de github.</text:p>
      <text:p text:style-name="P1"/>
      <text:p text:style-name="P2">Esto es lo que sabemos </text:p>
      <text:p text:style-name="P2"/>
      <text:p text:style-name="P2">La idea es poder crear una cli usando el lenguaje de programacion go que esta de moda.</text:p>
      <text:p text:style-name="P2"/>
      <text:p text:style-name="P2">Para esto pretendemos hacer uso de nuestros propios proyectos ahora usando github y para lograrlo estamos usando este repositorio <text:a xlink:type="simple" xlink:href="https://github.com/carlossiguam/prj-go" text:style-name="Internet_20_link" text:visited-style-name="Visited_20_Internet_20_Link">https://github.com/carlossiguam/prj-go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Code" svg:font-family="'Fira Code'"/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Mon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 Mon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ra Code" fo:font-family="'Fira Code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05:58:22.386024036</meta:creation-date>
    <meta:generator>LibreOffice/7.5.4.2$Windows_X86_64 LibreOffice_project/36ccfdc35048b057fd9854c757a8b67ec53977b6</meta:generator>
    <dc:date>2024-04-03T06:20:35.914000000</dc:date>
    <meta:editing-duration>PT3H16M31S</meta:editing-duration>
    <meta:editing-cycles>3</meta:editing-cycles>
    <meta:document-statistic meta:table-count="0" meta:image-count="0" meta:object-count="0" meta:page-count="1" meta:paragraph-count="4" meta:word-count="58" meta:character-count="367" meta:non-whitespace-character-count="312"/>
  </office:meta>
</office:document-meta>
</file>